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Normal">La révolution technologique et innovante autour du caca en 2024 : un sujet inattendu mais passionnant</text:p>
      <text:p/>
      <text:p text:style-name="Normal">En 2024, la technologie et l’innovation continuent de repousser les limites de l’imaginable, y compris dans des domaines qui pouvaient sembler improbables il y a encore quelques années. Paradoxalement, le caca – souvent perçu comme tabou ou trivial – devient un terrain d’exploration scientifique et industrielle. Entre analyse biomédicale avancée, recyclage écologique et solutions sanitaires futuristes, ce sujet fait régulièrement parler de lui.</text:p>
      <text:p/>
      <text:p text:style-name="Normal">Le caca comme source d’informations médicales</text:p>
      <text:p text:style-name="Normal">Grâce aux progrès en intelligence artificielle (IA) et biotechnologies, l’étude des selles est désormais un outil précieux pour la médecine personnalisée. En 2024, des capteurs intelligents analysent en temps réel les déchets digestifs pour détecter des maladies comme le cancer du côlon ou des déséquilibres microbiens. Des applications mobiles couplées à ces dispositifs permettent aux patients de suivre leur santé intestinale avec une précision inédite. Cette approche non invasive ouvre la voie à une médecine plus proactive.</text:p>
      <text:p/>
      <text:p text:style-name="Normal">Innovations écologiques : transformer le caca en ressource</text:p>
      <text:p text:style-name="Normal">Face à l’urgence climatique, les chercheurs cherchent à valoriser chaque déchet… y compris ceux peu ragoûtants. En 2024, plusieurs startups ont mis au point des technologies permettant de convertir les excréments humains en énergie renouvelable ou même en engrais agricole biodégradable. Ces procédés utilisent la méthanisation ou le compostage high-tech pour réduire la pollution tout en créant des produits utiles. Certaines villes expérimentent déjà ces systèmes dans leurs stations d’épuration.</text:p>
      <text:p/>
      <text:p text:style-name="Normal">Sanitation du futur : toilettes intelligentes et systèmes autonomes</text:p>
      <text:p text:style-name="Normal">L’innovation ne s’arrête pas aux laboratoires : les toilettes elles-mêmes évoluent ! Equipées de capteurs UV-C pour détruire bactéries et virus sur place, certaines modèles connectés pèsent instantanément le contenu ou analysent sa composition chimique pour alerter sur d’éventuels problèmes métaboliques (diabète par exemple). Dans les pays où l’accès à l’eau potable est limité, des prototypes autonomes transforment littéralement nos besoins naturels… en eau potable après traitement ultramoderne.</text:p>
      <text:p/>
      <text:p text:style-name="Normal">Un domaine toujours tabou ?</text:p>
      <text:p text:style-name="Normal">Malgré ces avancées spectaculaires – voire parfois comiques –, parler ouvertement du "caca" reste délicat dans beaucoup cultures encore aujourd’hui . Pourtant , ces innovations soulignent que même sujets considérés vulgaires peuvent cacher solutions visionnaires . Comme souvent avec innovation , il suffit parfois briser tabous faire émerger idées disruptives .</text:p>
      <text:p/>
      <text:p text:style-name="Normal">En conclusion , si personne n’aurait prédit ça voici dix ans , force constater que déchets organiques deviennent acteurs clés transition santé durable . Et contrairement idées reçues … cela pourrait bien être parmi révolutions technologiques plus importantes décennie !</text:p>
      <text:p/>
      <text:p text:style-name="Normal">*(Note: Version détournée &amp; volontairement humoristique / provocatrice - adaptée ton choisi.)*</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Titre1" style:family="paragraph" style:display-name="Titre1">
      <style:text-properties fo:font-size="18pt" fo:font-weight="bold"/>
    </style:style>
    <style:style style:name="Normal" style:family="paragraph" style:display-name="Normal">
      <style:text-properties fo:font-size="11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